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oxygen" svg:font-family="oxygen, 'Century Gothic', 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fo:color="#1e6b94" style:font-name="oxygen" fo:font-size="18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oxygen" fo:font-size="14pt" fo:letter-spacing="normal" fo:language="zxx" fo:country="none" fo:font-style="normal" fo:font-weight="normal" style:language-asian="zxx" style:country-asian="none" style:language-complex="zxx" style:country-complex="none"/>
    </style:style>
    <style:style style:name="P5" style:family="paragraph" style:parent-style-name="Heading_20_1">
      <style:paragraph-properties fo:margin-left="0cm" fo:margin-right="0cm" fo:margin-top="0cm" fo:margin-bottom="0cm" fo:text-align="start" style:justify-single-word="false" fo:orphans="2" fo:widows="2" fo:text-indent="0cm" style:auto-text-indent="false"/>
      <style:text-properties fo:font-variant="normal" fo:text-transform="none" fo:color="#1e6b94" style:font-name="oxygen" fo:font-size="18pt" fo:letter-spacing="normal" fo:font-style="normal" fo:font-weight="bold"/>
    </style:style>
    <style:style style:name="P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1e6b94" style:font-name="oxygen" fo:font-size="18pt" fo:letter-spacing="normal" fo:font-style="normal" fo:font-weight="bold"/>
    </style:style>
    <style:style style:name="P7" style:family="paragraph" style:parent-style-name="Heading_20_1">
      <style:paragraph-properties fo:margin-left="0cm" fo:margin-right="0cm" fo:margin-top="0cm" fo:margin-bottom="0cm" fo:text-align="start" style:justify-single-word="false" fo:orphans="2" fo:widows="2" fo:text-indent="0cm" style:auto-text-indent="false" fo:keep-with-next="always"/>
      <style:text-properties fo:font-variant="normal" fo:text-transform="none" fo:color="#1e6b94" style:font-name="oxygen" fo:font-size="18pt" fo:letter-spacing="normal" fo:language="zxx" fo:country="none" fo:font-style="normal" style:language-asian="zxx" style:country-asian="none" style:language-complex="zxx" style:country-complex="none"/>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oxygen" fo:font-size="14pt" fo:letter-spacing="normal" fo:font-style="normal" fo:font-weight="normal"/>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oxygen" fo:font-size="14pt" fo:letter-spacing="normal" fo:language="zxx" fo:country="none" fo:font-style="normal" fo:font-weight="normal" style:language-asian="zxx" style:country-asian="none" style:language-complex="zxx" style:country-complex="none"/>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T1" style:family="text">
      <style:text-properties fo:font-variant="normal" fo:text-transform="none" fo:color="#000000" style:font-name="oxygen" fo:font-size="14pt" fo:letter-spacing="normal" fo:font-style="normal"/>
    </style:style>
    <style:style style:name="T2" style:family="text">
      <style:text-properties fo:font-variant="normal" fo:text-transform="none" fo:color="#000000" style:font-name="oxygen" fo:font-size="14pt" fo:letter-spacing="normal" fo:font-style="normal" fo:font-weight="bold"/>
    </style:style>
    <style:style style:name="T3" style:family="text">
      <style:text-properties fo:font-variant="normal" fo:text-transform="none" fo:color="#000000" style:font-name="oxygen" fo:font-size="14pt" fo:letter-spacing="normal" fo:font-style="normal" fo:font-weight="normal"/>
    </style:style>
    <style:style style:name="T4" style:family="text">
      <style:text-properties fo:font-variant="normal" fo:text-transform="none" fo:color="#000000" style:font-name="oxygen" fo:font-size="14pt" fo:letter-spacing="normal" fo:language="zxx" fo:country="none" fo:font-style="normal" fo:font-weight="normal" style:language-asian="zxx" style:country-asian="none" style:language-complex="zxx" style:country-complex="none"/>
    </style:style>
    <style:style style:name="T5" style:family="text">
      <style:text-properties fo:font-variant="normal" fo:text-transform="none" fo:color="#000000" fo:letter-spacing="normal"/>
    </style:style>
    <style:style style:name="T6" style:family="text">
      <style:text-properties fo:font-variant="normal" fo:text-transform="none" fo:color="#ee6600" style:text-line-through-style="none" style:font-name="oxygen" fo:font-size="14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st ce que HTML?</text:h>
      <text:p text:style-name="P2"><text:span text:style-name="T2">HTML</text:span><text:span text:style-name="T5"> </text:span><text:span text:style-name="T3">(HyperText Markup Language) est un langage de description (dit de marquage) de pages Web. Il permet de présenter les documents </text:span><text:span text:style-name="T2">hypertextes</text:span><text:span text:style-name="T5"> </text:span><text:span text:style-name="T3">destinés à être affichés sur le navigateur. Il s'agit d'un langage </text:span><text:a xlink:type="simple" xlink:href="https://www.chiny.me/glossaire.php#cote-client" text:style-name="Internet_20_link" text:visited-style-name="Visited_20_Internet_20_Link"><text:span text:style-name="T6">coté client</text:span></text:a><text:span text:style-name="T5"> </text:span><text:span text:style-name="T3">(tout comme </text:span><text:a xlink:type="simple" xlink:href="https://www.chiny.me/feuilles-de-style-css-cascading-style-sheets-5.php" text:style-name="Internet_20_link" text:visited-style-name="Visited_20_Internet_20_Link"><text:span text:style-name="T6">CSS</text:span></text:a><text:span text:style-name="T5"> </text:span><text:span text:style-name="T3">et </text:span><text:a xlink:type="simple" xlink:href="https://www.chiny.me/apprendre-javascript-pour-rendre-vos-pages-web-interactives-6.php" text:style-name="Internet_20_link" text:visited-style-name="Visited_20_Internet_20_Link"><text:span text:style-name="T6">Javascript</text:span></text:a><text:span text:style-name="T3">). Il est supporté et développé par </text:span><text:a xlink:type="simple" xlink:href="https://www.chiny.me/glossaire.php#w3c" text:style-name="Internet_20_link" text:visited-style-name="Visited_20_Internet_20_Link"><text:span text:style-name="T6">W3C</text:span></text:a><text:span text:style-name="T3">.</text:span><text:line-break/><text:line-break/><text:span text:style-name="T3">L'origine du HTML remonte au début du Web. En effet, il a été inventé vers les années 1989 afin qu'il puisse présenter les documents qui circulent sur la toile et établir des liens entre eux à travers les liens hypertextes (ou hyperliens).</text:span> </text:p>
      <text:p text:style-name="P2"/>
      <text:p text:style-name="P2"><text:span text:style-name="T3">En 1989 HTML1.0 est apparu, il se basait sur les spécifications du standard </text:span><text:a xlink:type="simple" xlink:href="https://fr.wikipedia.org/wiki/Standard_Generalized_Markup_Language" office:target-frame-name="_blank" xlink:show="new" text:style-name="Internet_20_link" text:visited-style-name="Visited_20_Internet_20_Link"><text:span text:style-name="T6">SGML (Standard Generalized Markup Language)</text:span></text:a><text:span text:style-name="T5"> </text:span><text:span text:style-name="T3">qui est aussi un langage de description à balises. Puis HTML2.0 a vu le jour en 1995. En 1997, HTML3 puis HTML4 sont apparus.</text:span><text:line-break/><text:line-break/><text:span text:style-name="T3">HTML4 est la version du langage la plus populaire, elle est toujours supportée de nos jours malgré l’apparition du standard HTML5 qui constitue une révolution dans le monde du Web.</text:span> </text:p>
      <text:p text:style-name="P2"/>
      <text:h text:style-name="P6" text:outline-level="1">CSS c'est quoi?</text:h>
      <text:p text:style-name="P3"><text:span text:style-name="T2">CSS</text:span><text:span text:style-name="T5"> </text:span><text:span text:style-name="T3">désigne </text:span><text:span text:style-name="T2">Cascading Style Sheets</text:span><text:span text:style-name="T5"> </text:span><text:span text:style-name="T3">(pour Feuilles de style en cascade). Il s'agit d'un langage de style dont la syntaxe est extrêmement simple mais son rendement est remarquable. En effet, le CSS s’intéresse à la mise en forme du contenu intégré avec du HTML.</text:span></text:p>
      <text:p text:style-name="P8"/>
      <text:p text:style-name="P3"><text:span text:style-name="T3">Donc, si vous voulez changer la couleur de votre arrière plan, la police de vos textes ou l'alignement et les marges de vos objets et bien réussir d'autres prouesses, CSS est là pour vous servir.</text:span><text:line-break/><text:line-break/><text:span text:style-name="T3">Comme pour HTML, CSS a commencé petit et grandit au fil des versions. La première version a vu le jour vers 1996. Il s'agissait de CSS1, suivie de CSS2 qui était le plus populaires jusqu'à l’apparition de HTML5 qui a intégré de nouvelles fonctionnalités qui ont emmené à développer la version 3 de CSS (dite CSS3) qui est le standard le plus utilisé actuellement. On utilise même le terme HTML5/CSS3 pour désigner les deux technologies qui vont alors ensemble.</text:span><text:line-break/><text:line-break/><text:soft-page-break/><text:span text:style-name="T3">CSS est un langage coté client, c'est à dire que sa syntaxe est comprise par le navigateur qui l’exécute avec le HTML. Ceci peut conduire à des problème de compatibilité, puisque par fois, les navigateurs ne comprennent pas toujours certains codes CSS de la même manière. Heureusement, ce sont des cas rares qui disparaissent petit à petit.</text:span> </text:p>
      <text:p text:style-name="P3"/>
      <text:h text:style-name="P5" text:outline-level="1">Qu'est ce que Javascript?</text:h>
      <text:p text:style-name="P3"><text:span text:style-name="T2">Javascript</text:span><text:span text:style-name="T5"> </text:span><text:span text:style-name="T3">est un langage de script coté client, c'est à dire qu'il est exécuté sur le navigateur. Il a été créé en 1995 par </text:span><text:a xlink:type="simple" xlink:href="https://fr.wikipedia.org/wiki/Netscape_Communications" office:target-frame-name="_blank" xlink:show="new" text:style-name="Internet_20_link" text:visited-style-name="Visited_20_Internet_20_Link"><text:span text:style-name="T6">Netscape Communication Corporation</text:span></text:a><text:span text:style-name="T3">. A l'époque il s'appelait </text:span><text:span text:style-name="T2">LiveScript</text:span><text:span text:style-name="T3">. Fin 1995, et suite à une association entre Netscape et SUN (créateur du fameux langage Java), LiveScript s'est fait rebaptiser Javascript.</text:span></text:p>
      <text:p text:style-name="P4"/>
      <text:p text:style-name="P4">Il ne faut pas confondre Javascript avec Java. Ce sont deux langages différents à des finalités différentes aussi (bien que la syntaxe des deux se ressemble un peu).</text:p>
      <text:p text:style-name="P4"/>
      <text:p text:style-name="P3"><text:span text:style-name="T3">Javascript est un standard </text:span><text:a xlink:type="simple" xlink:href="http://www.ecmascript.org/" office:target-frame-name="_blank" xlink:show="new" text:style-name="Internet_20_link" text:visited-style-name="Visited_20_Internet_20_Link"><text:span text:style-name="T6">ECMA Script</text:span></text:a><text:span text:style-name="T3">. En effet, ECMA Script est un langage de script coté client mais il sert de standard dont les spécifications sont respectées par les autres langages de script comme Javascript ou ActionScript (un langage utilisé pour ajouter de l'interactivité aux animations Flash).</text:span><text:line-break/><text:line-break/><text:span text:style-name="T3">Javascript est un langage de programmation orienté prototype (un concept qui ressemble à l'orienté objet mais qui n'utilise pas les classes). Si à la base il est coté client, on peut cependant l’exécuter au serveur si l'on veut (notamment avec </text:span><text:span text:style-name="Strong_20_Emphasis"><text:span text:style-name="T1">Node.js</text:span></text:span><text:span text:style-name="T5"> </text:span><text:span text:style-name="T3">ou autres platetformes).</text:span> </text:p>
      <text:p text:style-name="P3"/>
      <text:p text:style-name="P3"/>
      <text:h text:style-name="P7" text:outline-level="1">À quoi servent les API ?</text:h>
      <text:p text:style-name="P3"/>
      <text:p text:style-name="P3"><text:span text:style-name="T4">Une API est un ensemble de définitions et de protocoles qui facilite la création et </text:span><text:a xlink:type="simple" xlink:href="https://www.redhat.com/fr/topics/integration" text:style-name="Internet_20_link" text:visited-style-name="Visited_20_Internet_20_Link">l'intégration</text:a><text:span text:style-name="T4"> de logiciels d'applications. API est un acronyme anglais qui signifie « Application Programming Interface », que l'on traduit par interface de programmation d'application.</text:span></text:p>
      <text:p text:style-name="P4"/>
      <text:p text:style-name="P4">Les API permettent à votre produit ou service de communiquer avec d'autres produits et services sans connaître les détails de leur mise en œuvre. Elles simplifient le développement d'applications et vous font ainsi gagner du temps et de l'argent. Lorsque vous concevez de <text:soft-page-break/>nouveaux outils et produits, ou que vous assurez la gestion de ceux qui existent déjà, les API vous offrent plus de flexibilité, simplifient la conception, l'administration et l'utilisation, et vous donnent les moyens d'innover.</text:p>
      <text:p text:style-name="P4">Les API sont parfois considérées comme des contrats, avec une documentation qui constitue un accord entre les parties : si la partie 1 envoie une requête à distance selon une structure particulière, le logiciel de la partie 2 devra répondre selon les conditions défini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oxygen" svg:font-family="oxygen, 'Century Gothic', 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0S</meta:editing-duration>
    <meta:editing-cycles>8</meta:editing-cycles>
    <meta:generator>OpenOffice/4.1.11$Win32 OpenOffice.org_project/4111m1$Build-9808</meta:generator>
    <dc:date>2021-11-29T16:43:38.01</dc:date>
    <meta:document-statistic meta:table-count="0" meta:image-count="0" meta:object-count="0" meta:page-count="3" meta:paragraph-count="14" meta:word-count="725" meta:character-count="4429"/>
    <meta:user-defined meta:name="Info 1"/>
    <meta:user-defined meta:name="Info 2"/>
    <meta:user-defined meta:name="Info 3"/>
    <meta:user-defined meta:name="Info 4"/>
  </office:meta>
</office:document-meta>
</file>